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"/>
    <style:font-face style:name="Symbol" svg:font-family="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f927d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0f927d" officeooo:paragraph-rsid="000f927d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2pt" officeooo:rsid="000f927d" officeooo:paragraph-rsid="000f927d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f927d" officeooo:paragraph-rsid="0011a29b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03326" officeooo:paragraph-rsid="00103326" style:font-size-asian="10.5pt" style:font-size-complex="12pt"/>
    </style:style>
    <style:style style:name="P6" style:family="paragraph" style:parent-style-name="Text_20_body" style:list-style-name="L1">
      <style:text-properties style:font-name="Symbol" fo:font-size="10pt"/>
    </style:style>
    <style:style style:name="P7" style:family="paragraph" style:parent-style-name="Text_20_body" style:list-style-name="L1">
      <style:text-properties style:font-name="Helvetica" fo:font-size="10pt"/>
    </style:style>
    <style:style style:name="P8" style:family="paragraph" style:parent-style-name="Text_20_body" style:list-style-name="L2">
      <style:paragraph-properties fo:text-align="start" style:justify-single-word="false"/>
      <style:text-properties officeooo:paragraph-rsid="0011a29b"/>
    </style:style>
    <style:style style:name="P9" style:family="paragraph" style:parent-style-name="Text_20_body">
      <style:paragraph-properties fo:text-align="start" style:justify-single-word="false"/>
      <style:text-properties officeooo:rsid="0011a318" officeooo:paragraph-rsid="0011a318"/>
    </style:style>
    <style:style style:name="T1" style:family="text">
      <style:text-properties officeooo:rsid="00103326"/>
    </style:style>
    <style:style style:name="T2" style:family="text">
      <style:text-properties officeooo:rsid="0011a29b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1a29b" style:font-size-asian="14pt" style:font-size-complex="16pt"/>
    </style:style>
    <style:style style:name="T5" style:family="text">
      <style:text-properties style:font-name="Helvetica"/>
    </style:style>
    <style:style style:name="T6" style:family="text">
      <style:text-properties style:font-name="Helvetica" fo:font-style="italic"/>
    </style:style>
    <style:style style:name="T7" style:family="text">
      <style:text-properties style:font-name="Helvetica" fo:font-size="10pt" style:font-size-asian="10.5pt" style:font-size-complex="12pt"/>
    </style:style>
    <style:style style:name="T8" style:family="text">
      <style:text-properties style:font-name="Helvetica" fo:font-size="10pt" officeooo:rsid="000f927d" style:font-size-asian="10.5pt" style:font-size-complex="12pt"/>
    </style:style>
    <style:style style:name="T9" style:family="text">
      <style:text-properties style:font-name="Helvetica" fo:font-size="10pt" officeooo:rsid="00120666" style:font-size-asian="10.5pt" style:font-size-complex="12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HM TD3 </text:p>
      <text:p text:style-name="P1"/>
      <text:p text:style-name="P1"/>
      <text:p text:style-name="P2">2.</text:p>
      <text:p text:style-name="P5">Version B:Proximité</text:p>
      <text:p text:style-name="P3">Version C : <text:span text:style-name="T1">Bonne continuité</text:span></text:p>
      <text:p text:style-name="P3"/>
      <text:p text:style-name="P2">3.</text:p>
      <text:p text:style-name="P2"/>
      <text:p text:style-name="P3">1. <text:span text:style-name="T1">Panel 1 → car panel1 est délimité par une bordure (effet 3D) → Rapport</text:span></text:p>
      <text:p text:style-name="P4">2. <text:span text:style-name="T1">Field 2 → car a côté et aligné par rapport a ce dernier → continuité,raport</text:span><text:line-break/>3. <text:span text:style-name="T1">Group → car dans Group (délimité par bordure) mais décalé par rapport au reste des champs → rapport</text:span><text:line-break/>4,5. <text:span text:style-name="T1">panel 2</text:span> →<text:span text:style-name="T1"> car en dehors de group et dans panel 2 (où il n'y a rien sauf ces boutons) → rapport</text:span><text:line-break/>6,<text:span text:style-name="T1">7. window → car positionnés en dehors de tout groupe et dans le coin inf droit (habitude) → rapport, continuité</text:span></text:p>
      <text:p text:style-name="P4"/>
      <text:p text:style-name="P4"><text:line-break/><text:span text:style-name="T4">4</text:span><text:span text:style-name="T3">.</text:span></text:p>
      <text:list xml:id="list4212699273607047131" text:style-name="L2">
        <text:list-item>
          <text:p text:style-name="P8"><text:span text:style-name="T8">a navigation/structure </text:span></text:p>
        </text:list-item>
      </text:list>
      <text:p text:style-name="P9"><text:span text:style-name="T8">N</text:span><text:span text:style-name="T7">avigation : </text:span><text:span text:style-name="T9">Pas besoin de bouton previous 1ere page.</text:span></text:p>
      <text:list xml:id="list1810502508039307589" text:style-name="L1">
        <text:list-item>
          <text:p text:style-name="P7">la mise en page (alignement, groupement, hiérarchie, séquence...) </text:p>
        </text:list-item>
        <text:list-item>
          <text:p text:style-name="P6"><text:span text:style-name="T5">choix de Web </text:span><text:span text:style-name="T6">controls </text:span><text:span text:style-name="T5">(les widgets/objets d’interaction – pdf « Web Control Selection </text:span></text:p>
          <text:p text:style-name="P7">Rules ») </text:p>
        </text:list-item>
        <text:list-item>
          <text:p text:style-name="P7">le texte (intitulés, alignement, police...) </text:p>
        </text:list-item>
        <text:list-item>
          <text:p text:style-name="P7">vos idées à vous... 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" svg:font-family="Helvetica"/>
    <style:font-face style:name="Symbol" svg:font-family="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16:49:58.706780000</meta:creation-date>
    <dc:date>2016-10-03T18:01:31.083283000</dc:date>
    <meta:editing-duration>PT9M1S</meta:editing-duration>
    <meta:editing-cycles>1</meta:editing-cycles>
    <meta:document-statistic meta:table-count="0" meta:image-count="0" meta:object-count="0" meta:page-count="1" meta:paragraph-count="15" meta:word-count="153" meta:character-count="837" meta:non-whitespace-character-count="696"/>
    <meta:generator>LibreOffice/4.1.5.3$MacOSX_x86 LibreOffice_project/1c1366bba2ba2b554cd2ca4d87c06da81c05d24</meta:generator>
  </office:meta>
</office:document-meta>
</file>